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Standard">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style:font-name="Verdana1"/>
    </style:style>
    <style:style style:name="T5" style:family="text">
      <style:text-properties style:font-name="Verdana1" fo:font-weight="bold"/>
    </style:style>
    <style:style style:name="T6" style:family="text">
      <style:text-properties style:font-name="Verdana1" fo:font-weight="bold" style:font-weight-asian="normal" style:font-weight-complex="normal"/>
    </style:style>
    <style:style style:name="T7" style:family="text">
      <style:text-properties style:font-name="Verdana1" fo:font-weight="bold" style:font-weight-asian="bold" style:font-weight-complex="bold"/>
    </style:style>
    <style:style style:name="T8" style:family="text">
      <style:text-properties style:font-name="Verdana1" fo:font-size="10pt"/>
    </style:style>
    <style:style style:name="T9" style:family="text">
      <style:text-properties style:font-name="Verdana1" fo:font-size="10pt" fo:font-weight="normal" style:font-weight-asian="normal" style:font-weight-complex="normal"/>
    </style:style>
    <style:style style:name="T10" style:family="text">
      <style:text-properties style:font-name="Verdana1" fo:font-weight="normal" style:font-weight-asian="normal" style:font-weight-complex="normal"/>
    </style:style>
    <style:style style:name="T11" style:family="text">
      <style:text-properties style:font-name="F1" fo:font-size="12pt" style:font-name-asian="F1" style:font-size-asian="12pt" style:font-name-complex="F1" style:font-size-complex="12pt"/>
    </style:style>
    <style:style style:name="T12" style:family="text">
      <style:text-properties style:font-name="F1" fo:font-size="12pt" fo:font-weight="bold" style:font-name-asian="F1" style:font-size-asian="12pt" style:font-weight-asian="bold" style:font-name-complex="F1" style:font-size-complex="12pt" style:font-weight-complex="bold"/>
    </style:style>
    <style:style style:name="T13" style:family="text">
      <style:text-properties fo:color="#000000" style:font-name="F1" fo:font-size="12pt" fo:font-weight="bold" style:font-name-asian="F1" style:font-size-asian="12pt" style:font-weight-asian="bold" style:font-name-complex="F1" style:font-size-complex="12pt" style:font-weight-complex="bold"/>
    </style:style>
    <style:style style:name="T14" style:family="text">
      <style:text-properties fo:color="#000000" style:font-name="F1" fo:font-size="12pt" fo:font-weight="normal" style:font-name-asian="F1" style:font-size-asian="12pt" style:font-weight-asian="normal" style:font-name-complex="F1" style:font-size-complex="12pt" style:font-weight-complex="normal"/>
    </style:style>
    <style:style style:name="T15" style:family="text">
      <style:text-properties fo:color="#000000"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color="#663300" style:font-name="Verdan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n Baked Cream Cheese French Toast</text:p>
      <text:p text:style-name="Standard"/>
      <text:p text:style-name="Standard">1 loaf homemade bread (approx. 16 to 18 slices), cubed</text:p>
      <text:p text:style-name="Standard">1 8oz. pkg cream cheese</text:p>
      <text:p text:style-name="Standard">12 eggs</text:p>
      <text:p text:style-name="Standard">1/3 cup pure maple syrup</text:p>
      <text:p text:style-name="Standard">2 cups milk</text:p>
      <text:p text:style-name="Standard"/>
      <text:p text:style-name="Standard">Place half the bread cubes in a 9x13inch pan that has been lightly sprayed with non-stick spray. Cube the cream cheese and put half of it over the bread cubes. Layer the rest of the bread cubes on top of this and then the remaining cream cheese. In a separate bowl mix the eggs, maple syrup and milk well. Pour this over the bread and cream cheese. Cover with plastic wrap and put in refrigerator overnight. In the morning bake it at 375 for 45 minutes.  Serve with extra syrup on the side and fresh frui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25:01.86</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7" meta:word-count="127" meta:character-count="662"/>
  </office:meta>
</office:document-meta>
</file>